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f6667" officeooo:paragraph-rsid="000f6667"/>
    </style:style>
    <style:style style:name="P2" style:family="paragraph" style:parent-style-name="Standard">
      <style:text-properties officeooo:rsid="0010e8a2" officeooo:paragraph-rsid="0016f636"/>
    </style:style>
    <style:style style:name="P3" style:family="paragraph" style:parent-style-name="Standard">
      <style:text-properties fo:font-weight="bold" officeooo:rsid="0010e8a2" officeooo:paragraph-rsid="0016f636" style:font-weight-asian="bold" style:font-weight-complex="bold"/>
    </style:style>
    <style:style style:name="P4" style:family="paragraph" style:parent-style-name="Standard">
      <style:text-properties fo:font-weight="normal" officeooo:rsid="0010e8a2" officeooo:paragraph-rsid="0010e8a2" style:font-weight-asian="normal" style:font-weight-complex="normal"/>
    </style:style>
    <style:style style:name="P5" style:family="paragraph" style:parent-style-name="Standard">
      <style:text-properties fo:font-weight="normal" officeooo:rsid="0010e8a2" officeooo:paragraph-rsid="0016f636" style:font-weight-asian="normal" style:font-weight-complex="normal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f6667" officeooo:paragraph-rsid="000f6667" style:font-size-asian="15pt" style:font-weight-asian="bold" style:font-size-complex="15pt" style:font-weight-complex="bold"/>
    </style:style>
    <style:style style:name="P7" style:family="paragraph" style:parent-style-name="Standard">
      <style:text-properties fo:font-weight="bold" officeooo:rsid="000f6667" officeooo:paragraph-rsid="000f6667" style:font-weight-asian="bold" style:font-weight-complex="bold"/>
    </style:style>
    <style:style style:name="T1" style:family="text">
      <style:text-properties officeooo:rsid="00115f93"/>
    </style:style>
    <style:style style:name="T2" style:family="text">
      <style:text-properties officeooo:rsid="001510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39d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ufgabe 2:</text:p>
      <text:p text:style-name="P1"/>
      <text:p text:style-name="P2">Unterschiede von statischen, dynamischen und guided Loop Scheduling Methoden:</text:p>
      <text:p text:style-name="P2"/>
      <text:p text:style-name="P3">Statisch:</text:p>
      <text:p text:style-name="P5">Die Schleife wird in (fast) gleich große Teile zerlegt. Größe: #Schleifendurchläufe / #Threads. <text:span text:style-name="T1">Wenig Aufwand zur Laufzeit.</text:span></text:p>
      <text:p text:style-name="P5"/>
      <text:p text:style-name="P3">Dynamisch: </text:p>
      <text:p text:style-name="P5">Die Schleif wird in eine bestimmte Anzahl an Teilen zerlegt. Wenn ein Thread mit seinem Teil fertig ist, bekommt er einen weiteren Teil zugeordnet. <text:span text:style-name="T1">Viel Aufwand zur Laufzeit.</text:span></text:p>
      <text:p text:style-name="P5"/>
      <text:p text:style-name="P3">Guided:</text:p>
      <text:p text:style-name="P5">Ähnlich wie dynamisch, aber die Größe der Teile <text:span text:style-name="T2">schrumpft</text:span> exponentiell, <text:span text:style-name="T2">bis ein festgelegter wert erreicht ist</text:span> <text:span text:style-name="T1">(Soll Scheduling Overhead minimieren)</text:span></text:p>
      <text:p text:style-name="P5"/>
      <text:p text:style-name="P5"/>
      <text:p text:style-name="P1"/>
      <text:p text:style-name="P1"><text:span text:style-name="T3">Zeiten bei Ausführung am LCC2 – Version 1</text:span>:</text:p>
      <text:p text:style-name="Standard"><draw:frame draw:style-name="fr1" draw:name="Object1" text:anchor-type="paragraph" svg:x="0.239in" svg:y="0.2189in" svg:width="4.4445in" svg:height="0.8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2" text:anchor-type="paragraph" svg:width="6.2984in" svg:height="3.5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Zeiten bei Ausführung am LCC2 – Version 2 <text:span text:style-name="T4">(kompiliert mit -O0 Flag)</text:span>:</text:p>
      <text:p text:style-name="P1"/>
      <text:p text:style-name="P1"/>
      <text:p text:style-name="P1"><draw:frame draw:style-name="fr3" draw:name="Object3" text:anchor-type="paragraph" svg:width="4.4445in" svg:height="0.88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8:47:15.572598817</meta:creation-date>
    <dc:date>2020-03-29T21:03:19.639720568</dc:date>
    <meta:editing-duration>PT34M48S</meta:editing-duration>
    <meta:editing-cycles>6</meta:editing-cycles>
    <meta:generator>LibreOffice/6.0.7.3$Linux_X86_64 LibreOffice_project/00m0$Build-3</meta:generator>
    <meta:document-statistic meta:table-count="0" meta:image-count="0" meta:object-count="4" meta:page-count="2" meta:paragraph-count="10" meta:word-count="97" meta:character-count="669" meta:non-whitespace-character-count="5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row table:style-name="ro1">
          <table:table-cell office:value-type="string" calcext:value-type="string">
            <text:p>IJ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 core</text:p>
          </table:table-cell>
          <table:table-cell office:value-type="string" calcext:value-type="string">
            <text:p>2 cores</text:p>
          </table:table-cell>
          <table:table-cell office:value-type="string" calcext:value-type="string">
            <text:p>4 cores</text:p>
          </table:table-cell>
          <table:table-cell office:value-type="string" calcext:value-type="string">
            <text:p>8 cores</text:p>
          </table:table-cell>
        </table:table-row>
        <table:table-row table:style-name="ro1">
          <table:table-cell office:value-type="string" calcext:value-type="string">
            <text:p>N = 10k</text:p>
          </table:table-cell>
          <table:table-cell office:value-type="float" office:value="1.168851" calcext:value-type="float">
            <text:p>1.168851</text:p>
          </table:table-cell>
          <table:table-cell office:value-type="float" office:value="0.634811" calcext:value-type="float">
            <text:p>0.634811</text:p>
          </table:table-cell>
          <table:table-cell office:value-type="float" office:value="0.338363" calcext:value-type="float">
            <text:p>0.338363</text:p>
          </table:table-cell>
          <table:table-cell office:value-type="float" office:value="0.253892" calcext:value-type="float">
            <text:p>0.253892</text:p>
          </table:table-cell>
        </table:table-row>
        <table:table-row table:style-name="ro1">
          <table:table-cell office:value-type="string" calcext:value-type="string">
            <text:p>N = 20k</text:p>
          </table:table-cell>
          <table:table-cell office:value-type="float" office:value="4.562882" calcext:value-type="float">
            <text:p>4.562882</text:p>
          </table:table-cell>
          <table:table-cell office:value-type="float" office:value="2.417729" calcext:value-type="float">
            <text:p>2.417729</text:p>
          </table:table-cell>
          <table:table-cell office:value-type="float" office:value="1.283501" calcext:value-type="float">
            <text:p>1.283501</text:p>
          </table:table-cell>
          <table:table-cell office:value-type="float" office:value="0.98636" calcext:value-type="float">
            <text:p>0.98636</text:p>
          </table:table-cell>
        </table:table-row>
        <table:table-row table:style-name="ro1">
          <table:table-cell office:value-type="string" calcext:value-type="string">
            <text:p>N = 30k</text:p>
          </table:table-cell>
          <table:table-cell office:value-type="float" office:value="10.246665" calcext:value-type="float">
            <text:p>10.246665</text:p>
          </table:table-cell>
          <table:table-cell office:value-type="float" office:value="5.515887" calcext:value-type="float">
            <text:p>5.515887</text:p>
          </table:table-cell>
          <table:table-cell office:value-type="float" office:value="2.919908" calcext:value-type="float">
            <text:p>2.919908</text:p>
          </table:table-cell>
          <table:table-cell office:value-type="float" office:value="2.371624" calcext:value-type="float">
            <text:p>2.37162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8:47:24.369785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legend chart:legend-position="end" svg:x="13.41cm" svg:y="3.456cm" style:legend-expansion="high" chart:style-name="ch2"/>
        <chart:plot-area chart:style-name="ch3" chart:data-source-has-labels="both" svg:x="0.319cm" svg:y="0.18cm" svg:width="12.772cm" svg:height="8.644cm">
          <chartooo:coordinate-region svg:x="0.94cm" svg:y="0.379cm" svg:width="11.541cm" svg:height="7.798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series chart:style-name="ch7" chart:values-cell-range-address="local-table.$C$2:.$C$4" chart:label-cell-address="local-table.$C$1" chart:class="chart:line">
            <chart:data-point chart:repeated="3"/>
          </chart:series>
          <chart:series chart:style-name="ch8" chart:values-cell-range-address="local-table.$D$2:.$D$4" chart:label-cell-address="local-table.$D$1" chart:class="chart:line">
            <chart:data-point chart:repeated="3"/>
          </chart:series>
          <chart:series chart:style-name="ch9" chart:values-cell-range-address="local-table.$E$2:.$E$4" chart:label-cell-address="local-table.$E$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text:list>
                  <text:list-item>
                    <text:p/>
                  </text:list-item>
                  <text:list-item>
                    <text:p>1 core</text:p>
                  </text:list-item>
                </text:list>
              </table:table-cell>
              <table:table-cell office:value-type="string">
                <text:p>2 cores</text:p>
                <text:list>
                  <text:list-item>
                    <text:p/>
                  </text:list-item>
                  <text:list-item>
                    <text:p>2 cores</text:p>
                  </text:list-item>
                </text:list>
              </table:table-cell>
              <table:table-cell office:value-type="string">
                <text:p>4 cores</text:p>
                <text:list>
                  <text:list-item>
                    <text:p/>
                  </text:list-item>
                  <text:list-item>
                    <text:p>4 cores</text:p>
                  </text:list-item>
                </text:list>
              </table:table-cell>
              <table:table-cell office:value-type="string">
                <text:p>8 cores</text:p>
                <text:list>
                  <text:list-item>
                    <text:p/>
                  </text:list-item>
                  <text:list-item>
                    <text:p>8 cores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N = 10k</text:p>
              </table:table-cell>
              <table:table-cell office:value-type="float" office:value="1.168851">
                <text:p>1.168851</text:p>
              </table:table-cell>
              <table:table-cell office:value-type="float" office:value="0.634811">
                <text:p>0.634811</text:p>
              </table:table-cell>
              <table:table-cell office:value-type="float" office:value="0.338363">
                <text:p>0.338363</text:p>
              </table:table-cell>
              <table:table-cell office:value-type="float" office:value="0.253892">
                <text:p>0.253892</text:p>
              </table:table-cell>
            </table:table-row>
            <table:table-row>
              <table:table-cell office:value-type="string">
                <text:p>N = 20k</text:p>
              </table:table-cell>
              <table:table-cell office:value-type="float" office:value="4.562882">
                <text:p>4.562882</text:p>
              </table:table-cell>
              <table:table-cell office:value-type="float" office:value="2.417729">
                <text:p>2.417729</text:p>
              </table:table-cell>
              <table:table-cell office:value-type="float" office:value="1.283501">
                <text:p>1.283501</text:p>
              </table:table-cell>
              <table:table-cell office:value-type="float" office:value="0.98636">
                <text:p>0.98636</text:p>
              </table:table-cell>
            </table:table-row>
            <table:table-row>
              <table:table-cell office:value-type="string">
                <text:p>N = 30k</text:p>
              </table:table-cell>
              <table:table-cell office:value-type="float" office:value="10.246665">
                <text:p>10.246665</text:p>
              </table:table-cell>
              <table:table-cell office:value-type="float" office:value="5.515887">
                <text:p>5.515887</text:p>
              </table:table-cell>
              <table:table-cell office:value-type="float" office:value="2.919908">
                <text:p>2.919908</text:p>
              </table:table-cell>
              <table:table-cell office:value-type="float" office:value="2.371624">
                <text:p>2.3716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style-name="ce3" office:value-type="string" calcext:value-type="string">
            <text:p>JI</text:p>
          </table:table-cell>
          <table:table-cell table:style-name="ce3"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1 core</text:p>
          </table:table-cell>
          <table:table-cell table:style-name="ce3" office:value-type="string" calcext:value-type="string">
            <text:p>2 cores</text:p>
          </table:table-cell>
          <table:table-cell table:style-name="ce3" office:value-type="string" calcext:value-type="string">
            <text:p>4 cores</text:p>
          </table:table-cell>
          <table:table-cell table:style-name="ce3" office:value-type="string" calcext:value-type="string">
            <text:p>8 cores</text:p>
          </table:table-cell>
        </table:table-row>
        <table:table-row table:style-name="ro1">
          <table:table-cell table:style-name="ce3" office:value-type="string" calcext:value-type="string">
            <text:p>N = 10k</text:p>
          </table:table-cell>
          <table:table-cell table:style-name="ce3" office:value-type="float" office:value="1.161942" calcext:value-type="float">
            <text:p>1.161942</text:p>
          </table:table-cell>
          <table:table-cell table:style-name="ce3" office:value-type="float" office:value="0.612129" calcext:value-type="float">
            <text:p>0.612129</text:p>
          </table:table-cell>
          <table:table-cell table:style-name="ce3" office:value-type="float" office:value="0.32746" calcext:value-type="float">
            <text:p>0.32746</text:p>
          </table:table-cell>
          <table:table-cell table:style-name="ce3" office:value-type="float" office:value="0.254946" calcext:value-type="float">
            <text:p>0.254946</text:p>
          </table:table-cell>
        </table:table-row>
        <table:table-row table:style-name="ro1">
          <table:table-cell table:style-name="ce3" office:value-type="string" calcext:value-type="string">
            <text:p>N = 20k</text:p>
          </table:table-cell>
          <table:table-cell table:style-name="ce3" office:value-type="float" office:value="4.542686" calcext:value-type="float">
            <text:p>4.542686</text:p>
          </table:table-cell>
          <table:table-cell table:style-name="ce3" office:value-type="float" office:value="2.413097" calcext:value-type="float">
            <text:p>2.413097</text:p>
          </table:table-cell>
          <table:table-cell table:style-name="ce3" office:value-type="float" office:value="1.276253" calcext:value-type="float">
            <text:p>1.276253</text:p>
          </table:table-cell>
          <table:table-cell table:style-name="ce3" office:value-type="float" office:value="0.97915" calcext:value-type="float">
            <text:p>0.97915</text:p>
          </table:table-cell>
        </table:table-row>
        <table:table-row table:style-name="ro1">
          <table:table-cell table:style-name="ce3" office:value-type="string" calcext:value-type="string">
            <text:p>N = 30k</text:p>
          </table:table-cell>
          <table:table-cell table:style-name="ce3" office:value-type="float" office:value="10.36763" calcext:value-type="float">
            <text:p>10.36763</text:p>
          </table:table-cell>
          <table:table-cell table:style-name="ce3" office:value-type="float" office:value="5.606755" calcext:value-type="float">
            <text:p>5.606755</text:p>
          </table:table-cell>
          <table:table-cell table:style-name="ce3" office:value-type="float" office:value="2.977242" calcext:value-type="float">
            <text:p>2.977242</text:p>
          </table:table-cell>
          <table:table-cell table:style-name="ce3" office:value-type="float" office:value="2.360781" calcext:value-type="float">
            <text:p>2.36078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20:57:36.259629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11cm" svg:y="3.453cm" style:legend-expansion="high" chart:style-name="ch2"/>
        <chart:plot-area chart:style-name="ch3" chart:data-source-has-labels="both" svg:x="0.319cm" svg:y="0.179cm" svg:width="12.773cm" svg:height="8.641cm">
          <chartooo:coordinate-region svg:x="0.94cm" svg:y="0.379cm" svg:width="11.542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series chart:style-name="ch7" chart:values-cell-range-address="local-table.$C$2:.$C$4" chart:label-cell-address="local-table.$C$1" chart:class="chart:line">
            <chart:data-point chart:repeated="3"/>
          </chart:series>
          <chart:series chart:style-name="ch8" chart:values-cell-range-address="local-table.$D$2:.$D$4" chart:label-cell-address="local-table.$D$1" chart:class="chart:line">
            <chart:data-point chart:repeated="3"/>
          </chart:series>
          <chart:series chart:style-name="ch9" chart:values-cell-range-address="local-table.$E$2:.$E$4" chart:label-cell-address="local-table.$E$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text:list>
                  <text:list-item>
                    <text:p/>
                  </text:list-item>
                  <text:list-item>
                    <text:p>1 core</text:p>
                  </text:list-item>
                </text:list>
              </table:table-cell>
              <table:table-cell office:value-type="string">
                <text:p>2 cores</text:p>
                <text:list>
                  <text:list-item>
                    <text:p/>
                  </text:list-item>
                  <text:list-item>
                    <text:p>2 cores</text:p>
                  </text:list-item>
                </text:list>
              </table:table-cell>
              <table:table-cell office:value-type="string">
                <text:p>4 cores</text:p>
                <text:list>
                  <text:list-item>
                    <text:p/>
                  </text:list-item>
                  <text:list-item>
                    <text:p>4 cores</text:p>
                  </text:list-item>
                </text:list>
              </table:table-cell>
              <table:table-cell office:value-type="string">
                <text:p>8 cores</text:p>
                <text:list>
                  <text:list-item>
                    <text:p/>
                  </text:list-item>
                  <text:list-item>
                    <text:p>8 cores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N = 10k</text:p>
              </table:table-cell>
              <table:table-cell office:value-type="float" office:value="1.161942">
                <text:p>1.161942</text:p>
              </table:table-cell>
              <table:table-cell office:value-type="float" office:value="0.612129">
                <text:p>0.612129</text:p>
              </table:table-cell>
              <table:table-cell office:value-type="float" office:value="0.32746">
                <text:p>0.32746</text:p>
              </table:table-cell>
              <table:table-cell office:value-type="float" office:value="0.254946">
                <text:p>0.254946</text:p>
              </table:table-cell>
            </table:table-row>
            <table:table-row>
              <table:table-cell office:value-type="string">
                <text:p>N = 20k</text:p>
              </table:table-cell>
              <table:table-cell office:value-type="float" office:value="4.542686">
                <text:p>4.542686</text:p>
              </table:table-cell>
              <table:table-cell office:value-type="float" office:value="2.413097">
                <text:p>2.413097</text:p>
              </table:table-cell>
              <table:table-cell office:value-type="float" office:value="1.276253">
                <text:p>1.276253</text:p>
              </table:table-cell>
              <table:table-cell office:value-type="float" office:value="0.97915">
                <text:p>0.97915</text:p>
              </table:table-cell>
            </table:table-row>
            <table:table-row>
              <table:table-cell office:value-type="string">
                <text:p>N = 30k</text:p>
              </table:table-cell>
              <table:table-cell office:value-type="float" office:value="10.249096">
                <text:p>10.249096</text:p>
              </table:table-cell>
              <table:table-cell office:value-type="float" office:value="5.450705">
                <text:p>5.450705</text:p>
              </table:table-cell>
              <table:table-cell office:value-type="float" office:value="2.977242">
                <text:p>2.977242</text:p>
              </table:table-cell>
              <table:table-cell office:value-type="float" office:value="2.236343">
                <text:p>2.236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